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2.159cm" svg:x="2.397cm" svg:y="6.0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159cm" svg:height="2.159cm" svg:x="6.461cm" svg:y="6.0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56cm" svg:y1="7.16cm" svg:x2="6.461cm" svg:y2="7.16cm" draw:start-shape="id1" draw:start-glue-point="10" draw:end-shape="id2" draw:end-glue-point="6" svg:d="M4556 7160h1905" svg:viewBox="0 0 1906 1">
          <text:p/>
        </draw:connector>
        <draw:custom-shape draw:style-name="gr1" draw:text-style-name="P1" xml:id="id3" draw:id="id3" draw:layer="layout" svg:width="2.159cm" svg:height="2.159cm" svg:x="10.144cm" svg:y="6.0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159cm" svg:height="2.159cm" svg:x="14.208cm" svg:y="6.0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62cm" svg:y1="7.16cm" svg:x2="10.144cm" svg:y2="7.16cm" draw:start-shape="id2" draw:start-glue-point="10" draw:end-shape="id3" draw:end-glue-point="6" svg:d="M8620 7160h1524" svg:viewBox="0 0 1525 1">
          <text:p/>
        </draw:connector>
        <draw:connector draw:style-name="gr2" draw:text-style-name="P1" draw:layer="layout" svg:x1="12.303cm" svg:y1="7.16cm" svg:x2="14.208cm" svg:y2="7.16cm" draw:start-shape="id3" draw:start-glue-point="10" draw:end-shape="id4" draw:end-glue-point="6" svg:d="M12303 7160h1905" svg:viewBox="0 0 1906 1">
          <text:p/>
        </draw:connector>
        <draw:custom-shape draw:style-name="gr1" draw:text-style-name="P1" xml:id="id8" draw:id="id8" draw:layer="layout" svg:width="2.159cm" svg:height="2.159cm" svg:x="2.27cm" svg:y="9.8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159cm" svg:height="2.159cm" svg:x="6.334cm" svg:y="9.8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59cm" svg:height="2.159cm" svg:x="10.017cm" svg:y="9.8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159cm" svg:height="2.159cm" svg:x="14.081cm" svg:y="9.8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493cm" svg:y1="10.97cm" svg:x2="10.017cm" svg:y2="10.969cm" draw:start-shape="id5" draw:start-glue-point="10" draw:end-shape="id6" svg:d="M8493 10970l1524-1" svg:viewBox="0 0 1525 2">
          <text:p/>
        </draw:connector>
        <draw:connector draw:style-name="gr3" draw:text-style-name="P1" draw:layer="layout" draw:type="line" svg:x1="14.081cm" svg:y1="10.97cm" svg:x2="12.176cm" svg:y2="10.97cm" draw:start-shape="id7" draw:start-glue-point="6" draw:end-shape="id6" draw:end-glue-point="10" svg:d="M14081 10970h-1905" svg:viewBox="0 0 1906 1">
          <text:p/>
        </draw:connector>
        <draw:connector draw:style-name="gr3" draw:text-style-name="P1" draw:layer="layout" draw:type="line" svg:x1="4.429cm" svg:y1="10.97cm" svg:x2="6.334cm" svg:y2="10.97cm" draw:start-shape="id8" draw:start-glue-point="10" draw:end-shape="id5" draw:end-glue-point="6" svg:d="M4429 10970h1905" svg:viewBox="0 0 1906 1">
          <text:p/>
        </draw:connector>
        <draw:custom-shape draw:style-name="gr1" draw:text-style-name="P1" xml:id="id12" draw:id="id12" draw:layer="layout" svg:width="2.159cm" svg:height="2.159cm" svg:x="2.397cm" svg:y="13.57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159cm" svg:height="2.159cm" svg:x="6.461cm" svg:y="13.57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159cm" svg:height="2.159cm" svg:x="10.144cm" svg:y="13.57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159cm" svg:height="2.159cm" svg:x="14.208cm" svg:y="13.57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62cm" svg:y1="14.653cm" svg:x2="10.144cm" svg:y2="14.652cm" draw:start-shape="id9" draw:start-glue-point="10" draw:end-shape="id10" svg:d="M8620 14653l1524-1" svg:viewBox="0 0 1525 2">
          <text:p/>
        </draw:connector>
        <draw:connector draw:style-name="gr3" draw:text-style-name="P1" draw:layer="layout" draw:type="line" svg:x1="14.208cm" svg:y1="14.653cm" svg:x2="12.303cm" svg:y2="14.653cm" draw:start-shape="id11" draw:start-glue-point="6" draw:end-shape="id10" draw:end-glue-point="10" svg:d="M14208 14653h-1905" svg:viewBox="0 0 1906 1">
          <text:p/>
        </draw:connector>
        <draw:connector draw:style-name="gr3" draw:text-style-name="P1" draw:layer="layout" draw:type="line" svg:x1="6.461cm" svg:y1="14.653cm" svg:x2="4.556cm" svg:y2="14.653cm" draw:start-shape="id9" draw:start-glue-point="6" draw:end-shape="id12" draw:end-glue-point="10" svg:d="M6461 14653h-1905" svg:viewBox="0 0 1906 1">
          <text:p/>
        </draw:connector>
        <draw:custom-shape draw:style-name="gr1" draw:text-style-name="P1" xml:id="id13" draw:id="id13" draw:layer="layout" svg:width="2.159cm" svg:height="2.159cm" svg:x="2.397cm" svg:y="16.74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159cm" svg:height="2.159cm" svg:x="6.461cm" svg:y="16.74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56cm" svg:y1="17.828cm" svg:x2="6.461cm" svg:y2="17.828cm" draw:start-shape="id13" draw:start-glue-point="10" draw:end-shape="id14" draw:end-glue-point="6" svg:d="M4556 17828h1905" svg:viewBox="0 0 1906 1">
          <text:p/>
        </draw:connector>
        <draw:custom-shape draw:style-name="gr1" draw:text-style-name="P1" xml:id="id15" draw:id="id15" draw:layer="layout" svg:width="2.159cm" svg:height="2.159cm" svg:x="10.544cm" svg:y="20.84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159cm" svg:height="2.159cm" svg:x="14.208cm" svg:y="16.74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304cm" svg:y1="18.591cm" svg:x2="10.86cm" svg:y2="21.164cm" draw:start-shape="id14" draw:start-glue-point="9" draw:end-shape="id15" draw:end-glue-point="5" svg:d="M8304 18591l2556 2573" svg:viewBox="0 0 2557 2574">
          <text:p/>
        </draw:connector>
        <draw:connector draw:style-name="gr4" draw:text-style-name="P1" draw:layer="layout" draw:type="line" svg:x1="12.387cm" svg:y1="21.164cm" svg:x2="14.524cm" svg:y2="18.591cm" draw:start-shape="id15" draw:start-glue-point="11" draw:end-shape="id16" draw:end-glue-point="7" svg:d="M12387 21164l2137-2573" svg:viewBox="0 0 2138 2574">
          <text:p/>
        </draw:connector>
        <draw:connector draw:style-name="gr4" draw:text-style-name="P1" draw:layer="layout" draw:type="line" svg:x1="8.62cm" svg:y1="17.828cm" svg:x2="14.208cm" svg:y2="17.828cm" draw:start-shape="id14" draw:start-glue-point="10" draw:end-shape="id16" draw:end-glue-point="6" svg:d="M8620 17828h5588" svg:viewBox="0 0 5589 1">
          <text:p/>
        </draw:connector>
      </draw:page>
      <draw:page draw:name="page2" draw:style-name="dp1" draw:master-page-name="Default">
        <draw:custom-shape draw:style-name="gr1" draw:text-style-name="P1" xml:id="id20" draw:id="id20" draw:layer="layout" svg:width="2.159cm" svg:height="2.159cm" svg:x="8.72cm" svg:y="2.3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159cm" svg:height="2.159cm" svg:x="8.747cm" svg:y="6.0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.032cm" svg:height="2.159cm" svg:x="6.623cm" svg:y="9.63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.159cm" svg:height="2.159cm" svg:x="10.998cm" svg:y="9.636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9.063cm" svg:y1="7.923cm" svg:x2="7.639cm" svg:y2="9.636cm" draw:start-shape="id17" draw:start-glue-point="7" draw:end-shape="id18" draw:end-glue-point="4" svg:d="M9063 7923l-1424 1713" svg:viewBox="0 0 1425 1714">
          <text:p/>
        </draw:connector>
        <draw:connector draw:style-name="gr4" draw:text-style-name="P1" draw:layer="layout" draw:type="line" svg:x1="8.655cm" svg:y1="10.716cm" svg:x2="10.998cm" svg:y2="10.716cm" draw:start-shape="id18" draw:start-glue-point="10" draw:end-shape="id19" draw:end-glue-point="6" svg:d="M8655 10716h2343" svg:viewBox="0 0 2344 1">
          <text:p/>
        </draw:connector>
        <draw:connector draw:style-name="gr4" draw:text-style-name="P1" draw:layer="layout" draw:type="line" svg:x1="10.59cm" svg:y1="7.923cm" svg:x2="12.078cm" svg:y2="9.636cm" draw:start-shape="id17" draw:start-glue-point="9" draw:end-shape="id19" draw:end-glue-point="4" svg:d="M10590 7923l1488 1713" svg:viewBox="0 0 1489 1714">
          <text:p/>
        </draw:connector>
        <draw:connector draw:style-name="gr4" draw:text-style-name="P1" draw:layer="layout" draw:type="line" svg:x1="9.8cm" svg:y1="4.556cm" svg:x2="9.826cm" svg:y2="6.08cm" draw:start-shape="id20" draw:start-glue-point="8" draw:end-shape="id17" draw:end-glue-point="0" svg:d="M9800 4556l26 1524" svg:viewBox="0 0 27 1525">
          <text:p/>
        </draw:connector>
        <draw:custom-shape draw:style-name="gr1" draw:text-style-name="P1" xml:id="id30" draw:id="id30" draw:layer="layout" svg:width="1.529cm" svg:height="1.518cm" svg:x="3.629cm" svg:y="15.60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529cm" svg:height="1.517cm" svg:x="3.648cm" svg:y="18.19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44cm" svg:height="1.518cm" svg:x="2.143cm" svg:y="20.69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529cm" svg:height="1.518cm" svg:x="5.243cm" svg:y="20.691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1" draw:id="id31" draw:layer="layout" svg:width="1.529cm" svg:height="1.518cm" svg:x="9.903cm" svg:y="15.5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1.529cm" svg:height="1.517cm" svg:x="9.922cm" svg:y="18.1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44cm" svg:height="1.518cm" svg:x="8.417cm" svg:y="20.61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529cm" svg:height="1.518cm" svg:x="11.517cm" svg:y="20.618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2" draw:id="id32" draw:layer="layout" svg:width="1.529cm" svg:height="1.518cm" svg:x="16.018cm" svg:y="15.4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529cm" svg:height="1.517cm" svg:x="16.037cm" svg:y="18.0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44cm" svg:height="1.518cm" svg:x="14.532cm" svg:y="20.51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1.529cm" svg:height="1.518cm" svg:x="17.632cm" svg:y="20.518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2.863cm" svg:y1="20.691cm" svg:x2="3.872cm" svg:y2="19.488cm" draw:start-shape="id21" draw:start-glue-point="4" draw:end-shape="id22" draw:end-glue-point="7" svg:d="M2863 20691l1009-1203" svg:viewBox="0 0 1010 1204">
          <text:p/>
        </draw:connector>
        <draw:connector draw:style-name="gr3" draw:text-style-name="P1" draw:layer="layout" draw:type="line" svg:x1="9.137cm" svg:y1="20.618cm" svg:x2="10.146cm" svg:y2="19.415cm" draw:start-shape="id23" draw:start-glue-point="4" draw:end-shape="id24" draw:end-glue-point="7" svg:d="M9137 20618l1009-1203" svg:viewBox="0 0 1010 1204">
          <text:p/>
        </draw:connector>
        <draw:connector draw:style-name="gr3" draw:text-style-name="P1" draw:layer="layout" draw:type="line" svg:x1="15.252cm" svg:y1="20.518cm" svg:x2="16.261cm" svg:y2="19.315cm" draw:start-shape="id25" draw:start-glue-point="4" draw:end-shape="id26" draw:end-glue-point="7" svg:d="M15252 20518l1009-1203" svg:viewBox="0 0 1010 1204">
          <text:p/>
        </draw:connector>
        <draw:connector draw:style-name="gr3" draw:text-style-name="P1" draw:layer="layout" draw:type="line" svg:x1="12.282cm" svg:y1="20.618cm" svg:x2="11.227cm" svg:y2="19.415cm" draw:start-shape="id27" draw:start-glue-point="4" draw:end-shape="id24" draw:end-glue-point="9" svg:d="M12282 20618l-1055-1203" svg:viewBox="0 0 1056 1204">
          <text:p/>
        </draw:connector>
        <draw:connector draw:style-name="gr3" draw:text-style-name="P1" draw:layer="layout" draw:type="line" svg:x1="6.008cm" svg:y1="20.691cm" svg:x2="4.953cm" svg:y2="19.488cm" draw:start-shape="id28" draw:start-glue-point="4" draw:end-shape="id22" draw:end-glue-point="9" svg:d="M6008 20691l-1055-1203" svg:viewBox="0 0 1056 1204">
          <text:p/>
        </draw:connector>
        <draw:connector draw:style-name="gr3" draw:text-style-name="P1" draw:layer="layout" draw:type="line" svg:x1="3.583cm" svg:y1="21.45cm" svg:x2="5.243cm" svg:y2="21.45cm" draw:start-shape="id21" draw:start-glue-point="10" draw:end-shape="id28" draw:end-glue-point="6" svg:d="M3583 21450h1660" svg:viewBox="0 0 1661 1">
          <text:p/>
        </draw:connector>
        <draw:connector draw:style-name="gr3" draw:text-style-name="P1" draw:layer="layout" draw:type="line" svg:x1="11.517cm" svg:y1="21.377cm" svg:x2="9.857cm" svg:y2="21.377cm" draw:start-shape="id27" draw:start-glue-point="6" draw:end-shape="id23" draw:end-glue-point="10" svg:d="M11517 21377h-1660" svg:viewBox="0 0 1661 1">
          <text:p/>
        </draw:connector>
        <draw:connector draw:style-name="gr3" draw:text-style-name="P1" draw:layer="layout" draw:type="line" svg:x1="17.342cm" svg:y1="19.315cm" svg:x2="18.397cm" svg:y2="20.518cm" draw:start-shape="id26" draw:start-glue-point="9" draw:end-shape="id29" draw:end-glue-point="4" svg:d="M17342 19315l1055 1203" svg:viewBox="0 0 1056 1204">
          <text:p/>
        </draw:connector>
        <draw:connector draw:style-name="gr3" draw:text-style-name="P1" draw:layer="layout" draw:type="line" svg:x1="15.972cm" svg:y1="21.277cm" svg:x2="17.632cm" svg:y2="21.277cm" draw:start-shape="id25" draw:start-glue-point="10" draw:end-shape="id29" draw:end-glue-point="6" svg:d="M15972 21277h1660" svg:viewBox="0 0 1661 1">
          <text:p/>
        </draw:connector>
        <draw:frame draw:style-name="gr5" draw:layer="layout" svg:width="3.429cm" svg:height="1.27cm" svg:x="2.778cm" svg:y="13.7cm">
          <draw:text-box>
            <text:p>Network 1</text:p>
          </draw:text-box>
        </draw:frame>
        <draw:frame draw:style-name="gr5" draw:layer="layout" svg:width="3.429cm" svg:height="1.27cm" svg:x="8.847cm" svg:y="13.673cm">
          <draw:text-box>
            <text:p>Network 2</text:p>
          </draw:text-box>
        </draw:frame>
        <draw:frame draw:style-name="gr5" draw:layer="layout" svg:width="3.429cm" svg:height="1.27cm" svg:x="15.097cm" svg:y="13.573cm">
          <draw:text-box>
            <text:p>Network 3</text:p>
          </draw:text-box>
        </draw:frame>
        <draw:connector draw:style-name="gr3" draw:text-style-name="P1" draw:layer="layout" draw:type="line" svg:x1="4.394cm" svg:y1="17.123cm" svg:x2="4.413cm" svg:y2="18.193cm" draw:start-shape="id30" draw:start-glue-point="8" draw:end-shape="id22" draw:end-glue-point="4" svg:d="M4394 17123l19 1070" svg:viewBox="0 0 20 1071">
          <text:p/>
        </draw:connector>
        <draw:connector draw:style-name="gr3" draw:text-style-name="P1" draw:layer="layout" draw:type="line" svg:x1="10.668cm" svg:y1="17.05cm" svg:x2="10.687cm" svg:y2="18.12cm" draw:start-shape="id31" draw:start-glue-point="8" draw:end-shape="id24" draw:end-glue-point="4" svg:d="M10668 17050l19 1070" svg:viewBox="0 0 20 1071">
          <text:p/>
        </draw:connector>
        <draw:connector draw:style-name="gr3" draw:text-style-name="P1" draw:layer="layout" draw:type="line" svg:x1="16.783cm" svg:y1="16.95cm" svg:x2="16.802cm" svg:y2="18.02cm" draw:start-shape="id32" draw:start-glue-point="8" draw:end-shape="id26" draw:end-glue-point="4" svg:d="M16783 16950l19 1070" svg:viewBox="0 0 20 10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3:34:32.511723989</meta:creation-date>
    <dc:date>2017-02-05T15:32:20.326264154</dc:date>
    <meta:editing-duration>PT1H54M35S</meta:editing-duration>
    <meta:editing-cycles>10</meta:editing-cycles>
    <meta:generator>LibreOffice/4.2.8.2$Linux_X86_64 LibreOffice_project/420m0$Build-2</meta:generator>
    <meta:document-statistic meta:object-count="64"/>
  </office:meta>
</office:document-meta>
</file>